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<text:s text:c="6"/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9167.75">
            <text:p>39167.75</text:p>
          </table:table-cell>
          <table:table-cell office:value-type="float" office:value="36265.14">
            <text:p>36265.14</text:p>
          </table:table-cell>
          <table:table-cell office:value-type="float" office:value="52459.38">
            <text:p>52459.3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650.67">
            <text:p>37650.67</text:p>
          </table:table-cell>
          <table:table-cell office:value-type="float" office:value="35717.34">
            <text:p>35717.34</text:p>
          </table:table-cell>
          <table:table-cell office:value-type="float" office:value="61860.29">
            <text:p>61860.2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6579.37">
            <text:p>36579.37</text:p>
          </table:table-cell>
          <table:table-cell office:value-type="float" office:value="33948.96">
            <text:p>33948.96</text:p>
          </table:table-cell>
          <table:table-cell office:value-type="float" office:value="44451.06">
            <text:p>44451.0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Lichtenberger</meta:initial-creator>
    <meta:creation-date>2012-04-29T16:49:20</meta:creation-date>
    <dc:date>2012-04-29T16:58:41</dc:date>
    <dc:creator>Johannes Lichtenberger</dc:creator>
    <meta:editing-duration>P0D</meta:editing-duration>
    <meta:editing-cycles>1</meta:editing-cycles>
    <meta:document-statistic meta:table-count="3" meta:cell-count="15" meta:object-count="0"/>
    <meta:generator>LibreOffice/3.5$Linux_X86_64 LibreOffice_project/350m1$Build-202</meta:generator>
  </office:meta>
</office:document-meta>
</file>